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font-size="12pt" style:font-size-asian="12pt"/>
    </style:style>
    <style:style style:name="P3" style:family="paragraph" style:parent-style-name="Standard">
      <style:paragraph-properties fo:padding-left="0cm" fo:padding-right="0cm" fo:padding-top="0.035cm" fo:padding-bottom="0cm" fo:border-left="none" fo:border-right="none" fo:border-top="0.74pt solid #00000a" fo:border-bottom="none"/>
      <style:text-properties fo:font-size="12pt" style:font-size-asian="12pt"/>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74pt solid #00000a"/>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74pt solid #00000a"/>
      <style:text-properties fo:font-size="12pt" style:font-size-asian="12pt"/>
    </style:style>
    <style:style style:name="P6" style:family="paragraph" style:parent-style-name="Standard">
      <style:paragraph-properties fo:margin-left="0cm" fo:margin-right="0cm" fo:text-indent="1.27cm" style:auto-text-indent="false"/>
    </style:style>
    <style:style style:name="P7"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8" style:family="paragraph" style:parent-style-name="Text_20_body">
      <style:text-properties officeooo:paragraph-rsid="001864d6"/>
    </style:style>
    <style:style style:name="P9" style:family="paragraph" style:parent-style-name="Text_20_body">
      <style:text-properties style:text-underline-style="solid" style:text-underline-width="auto" style:text-underline-color="font-color" officeooo:paragraph-rsid="00234d02" fo:background-color="transparent"/>
    </style:style>
    <style:style style:name="P10" style:family="paragraph" style:parent-style-name="Text_20_body">
      <style:text-properties style:text-underline-style="solid" style:text-underline-width="auto" style:text-underline-color="font-color" officeooo:paragraph-rsid="00239b47" fo:background-color="transparent"/>
    </style:style>
    <style:style style:name="P11" style:family="paragraph" style:parent-style-name="Text_20_body">
      <style:text-properties style:text-underline-style="solid" style:text-underline-width="auto" style:text-underline-color="font-color" officeooo:paragraph-rsid="00271ed1" fo:background-color="transparent"/>
    </style:style>
    <style:style style:name="P12" style:family="paragraph" style:parent-style-name="Text_20_body">
      <style:text-properties style:text-underline-style="none" fo:font-weight="normal" officeooo:paragraph-rsid="00199752" style:font-weight-asian="normal" style:font-weight-complex="normal"/>
    </style:style>
    <style:style style:name="P13" style:family="paragraph" style:parent-style-name="Text_20_body">
      <style:text-properties style:text-underline-style="none" officeooo:paragraph-rsid="00234d02" fo:background-color="transparent"/>
    </style:style>
    <style:style style:name="P14" style:family="paragraph" style:parent-style-name="Text_20_body">
      <style:text-properties style:text-underline-style="none" officeooo:paragraph-rsid="00239b47" fo:background-color="transparent"/>
    </style:style>
    <style:style style:name="P15" style:family="paragraph" style:parent-style-name="Text_20_body">
      <style:text-properties style:text-underline-style="none" officeooo:paragraph-rsid="002562c5" fo:background-color="transparent"/>
    </style:style>
    <style:style style:name="P16" style:family="paragraph" style:parent-style-name="Text_20_body">
      <style:text-properties style:text-underline-style="none" officeooo:paragraph-rsid="00271ed1" fo:background-color="transparent"/>
    </style:style>
    <style:style style:name="P17" style:family="paragraph" style:parent-style-name="Text_20_body">
      <style:text-properties officeooo:paragraph-rsid="001c16c7"/>
    </style:style>
    <style:style style:name="P18" style:family="paragraph" style:parent-style-name="Text_20_body">
      <style:text-properties officeooo:paragraph-rsid="001e3371"/>
    </style:style>
    <style:style style:name="P19" style:family="paragraph" style:parent-style-name="Text_20_body">
      <style:text-properties officeooo:paragraph-rsid="001f2da1"/>
    </style:style>
    <style:style style:name="P20" style:family="paragraph" style:parent-style-name="Text_20_body">
      <style:text-properties officeooo:paragraph-rsid="00212c8c"/>
    </style:style>
    <style:style style:name="P21" style:family="paragraph" style:parent-style-name="Text_20_body">
      <style:text-properties officeooo:paragraph-rsid="00212c8c" fo:background-color="#ffff99"/>
    </style:style>
    <style:style style:name="P22" style:family="paragraph" style:parent-style-name="Text_20_body">
      <style:text-properties officeooo:paragraph-rsid="00212c8c" fo:background-color="#6b4794"/>
    </style:style>
    <style:style style:name="P23" style:family="paragraph" style:parent-style-name="Text_20_body">
      <style:text-properties officeooo:paragraph-rsid="00234d02" fo:background-color="transparent"/>
    </style:style>
    <style:style style:name="P24" style:family="paragraph" style:parent-style-name="Text_20_body">
      <style:text-properties officeooo:paragraph-rsid="00239b47" fo:background-color="transparent"/>
    </style:style>
    <style:style style:name="P25" style:family="paragraph" style:parent-style-name="Text_20_body">
      <style:text-properties officeooo:paragraph-rsid="002562c5" fo:background-color="transparent"/>
    </style:style>
    <style:style style:name="P26" style:family="paragraph" style:parent-style-name="Text_20_body">
      <style:text-properties officeooo:paragraph-rsid="00271ed1" fo:background-color="transparent"/>
    </style:style>
    <style:style style:name="P27" style:family="paragraph" style:parent-style-name="Text_20_body">
      <style:text-properties officeooo:paragraph-rsid="00234d02"/>
    </style:style>
    <style:style style:name="P28" style:family="paragraph" style:parent-style-name="Text_20_body">
      <style:paragraph-properties fo:margin-left="0cm" fo:margin-right="0cm" fo:text-indent="0cm" style:auto-text-indent="false"/>
      <style:text-properties style:text-underline-style="none" officeooo:paragraph-rsid="00239b47" fo:background-color="transparent"/>
    </style:style>
    <style:style style:name="P29" style:family="paragraph" style:parent-style-name="Text_20_body">
      <style:paragraph-properties fo:margin-left="0cm" fo:margin-right="0cm" fo:text-indent="0cm" style:auto-text-indent="false"/>
      <style:text-properties style:text-underline-style="none" officeooo:paragraph-rsid="00271ed1" fo:background-color="transparent"/>
    </style:style>
    <style:style style:name="P30" style:family="paragraph" style:parent-style-name="Text_20_body">
      <style:paragraph-properties fo:margin-left="0cm" fo:margin-right="0cm" fo:text-indent="0cm" style:auto-text-indent="false" fo:padding="0.074cm" fo:border-left="none" fo:border-right="none" fo:border-top="none" fo:border-bottom="0.06pt solid #000000" style:join-border="false"/>
      <style:text-properties style:text-underline-style="none" officeooo:paragraph-rsid="00239b47" fo:background-color="transparent"/>
    </style:style>
    <style:style style:name="P31" style:family="paragraph" style:parent-style-name="Text_20_body">
      <style:paragraph-properties fo:margin-left="0cm" fo:margin-right="0cm" fo:text-indent="0cm" style:auto-text-indent="false" fo:padding="0.074cm" fo:border-left="none" fo:border-right="none" fo:border-top="none" fo:border-bottom="0.06pt solid #000000" style:join-border="false"/>
      <style:text-properties style:text-underline-style="none" officeooo:paragraph-rsid="00271ed1" fo:background-color="transparent"/>
    </style:style>
    <style:style style:name="P32" style:family="paragraph" style:parent-style-name="Text_20_body">
      <style:paragraph-properties fo:margin-left="0cm" fo:margin-right="0cm" fo:text-indent="-0.019cm" style:auto-text-indent="false"/>
    </style:style>
    <style:style style:name="P33" style:family="paragraph" style:parent-style-name="Text_20_body">
      <style:paragraph-properties fo:margin-left="-0.019cm" fo:margin-right="0cm" fo:text-indent="0cm" style:auto-text-indent="false"/>
    </style:style>
    <style:style style:name="P34" style:family="paragraph" style:parent-style-name="Text_20_body">
      <style:paragraph-properties fo:padding="0.074cm" fo:border-left="none" fo:border-right="none" fo:border-top="none" fo:border-bottom="0.06pt solid #000000" style:join-border="false"/>
      <style:text-properties officeooo:paragraph-rsid="00234d02" fo:background-color="transparent"/>
    </style:style>
    <style:style style:name="P35" style:family="paragraph" style:parent-style-name="Heading_20_1" style:list-style-name="WWNum1"/>
    <style:style style:name="P36" style:family="paragraph" style:parent-style-name="Heading_20_1" style:list-style-name="WWNum1">
      <style:text-properties officeooo:paragraph-rsid="001c16c7"/>
    </style:style>
    <style:style style:name="P37" style:family="paragraph" style:parent-style-name="Heading_20_2">
      <style:paragraph-properties fo:margin-left="0cm" fo:margin-right="0cm" fo:text-indent="-0.019cm" style:auto-text-indent="false"/>
    </style:style>
    <style:style style:name="P38" style:family="paragraph" style:parent-style-name="Title">
      <style:paragraph-properties fo:text-align="end" style:justify-single-word="false"/>
    </style:style>
    <style:style style:name="P39" style:family="paragraph" style:parent-style-name="Title">
      <style:paragraph-properties fo:text-align="end" style:justify-single-word="false"/>
      <style:text-properties fo:language="es" fo:country="ES"/>
    </style:style>
    <style:style style:name="P40" style:family="paragraph" style:parent-style-name="Title" style:master-page-name="Standard">
      <style:paragraph-properties fo:text-align="end" style:justify-single-word="false" style:page-number="auto"/>
    </style:style>
    <style:style style:name="P41" style:family="paragraph" style:parent-style-name="Title" style:master-page-name="Converted1">
      <style:paragraph-properties style:page-number="auto"/>
    </style:style>
    <style:style style:name="P42" style:family="paragraph" style:parent-style-name="Contents_20_1">
      <style:paragraph-properties>
        <style:tab-stops>
          <style:tab-stop style:position="16.51cm" style:type="right" style:leader-style="dotted" style:leader-text="."/>
        </style:tab-stops>
      </style:paragraph-properties>
    </style:style>
    <style:style style:name="P43" style:family="paragraph" style:parent-style-name="Contents_20_2">
      <style:paragraph-properties>
        <style:tab-stops>
          <style:tab-stop style:position="16.51cm" style:type="right" style:leader-style="dotted" style:leader-text="."/>
        </style:tab-stops>
      </style:paragraph-properties>
    </style:style>
    <style:style style:name="P44" style:family="paragraph" style:parent-style-name="Footer">
      <style:paragraph-properties fo:text-align="end" style:justify-single-word="false"/>
    </style:style>
    <style:style style:name="P45" style:family="paragraph" style:parent-style-name="Footer">
      <style:paragraph-properties fo:padding="0cm" fo:border="none"/>
    </style:style>
    <style:style style:name="P46" style:family="paragraph" style:parent-style-name="Footer">
      <style:paragraph-properties fo:margin-left="0cm" fo:margin-right="0.635cm" fo:text-indent="0cm" style:auto-text-indent="false"/>
    </style:style>
    <style:style style:name="T1" style:family="text">
      <style:text-properties fo:language="es" fo:country="ES"/>
    </style:style>
    <style:style style:name="T2" style:family="text">
      <style:text-properties fo:language="es" fo:country="ES" officeooo:rsid="001864d6"/>
    </style:style>
    <style:style style:name="T3" style:family="text">
      <style:text-properties fo:language="es" fo:country="ES" style:text-underline-style="none" fo:font-weight="normal" officeooo:rsid="001f2da1" style:font-weight-asian="normal" style:font-weight-complex="normal"/>
    </style:style>
    <style:style style:name="T4" style:family="text">
      <style:text-properties fo:language="es" fo:country="ES" officeooo:rsid="00199752"/>
    </style:style>
    <style:style style:name="T5" style:family="text">
      <style:text-properties fo:language="es" fo:country="ES" officeooo:rsid="001c16c7"/>
    </style:style>
    <style:style style:name="T6" style:family="text">
      <style:text-properties fo:language="es" fo:country="ES" officeooo:rsid="001e0ca3"/>
    </style:style>
    <style:style style:name="T7" style:family="text">
      <style:text-properties fo:language="es" fo:country="ES" officeooo:rsid="001e3371"/>
    </style:style>
    <style:style style:name="T8" style:family="text">
      <style:text-properties fo:language="es" fo:country="ES" officeooo:rsid="001f2da1"/>
    </style:style>
    <style:style style:name="T9" style:family="text">
      <style:text-properties fo:language="es" fo:country="ES" officeooo:rsid="00212c8c"/>
    </style:style>
    <style:style style:name="T10" style:family="text">
      <style:text-properties fo:language="es" fo:country="ES" officeooo:rsid="002327ee"/>
    </style:style>
    <style:style style:name="T11" style:family="text">
      <style:text-properties fo:language="es" fo:country="ES" officeooo:rsid="00212c8c" fo:background-color="#ffff99"/>
    </style:style>
    <style:style style:name="T12" style:family="text">
      <style:text-properties fo:language="es" fo:country="ES" officeooo:rsid="00234d02" fo:background-color="#ffff99"/>
    </style:style>
    <style:style style:name="T13" style:family="text">
      <style:text-properties fo:language="es" fo:country="ES" officeooo:rsid="00239b47" fo:background-color="#ffff99"/>
    </style:style>
    <style:style style:name="T14" style:family="text">
      <style:text-properties fo:language="es" fo:country="ES" officeooo:rsid="00212c8c" fo:background-color="transparent"/>
    </style:style>
    <style:style style:name="T15" style:family="text">
      <style:text-properties fo:language="es" fo:country="ES" officeooo:rsid="00234d02"/>
    </style:style>
    <style:style style:name="T16" style:family="text">
      <style:text-properties fo:language="es" fo:country="ES" officeooo:rsid="00239b47"/>
    </style:style>
    <style:style style:name="T17" style:family="text">
      <style:text-properties fo:language="es" fo:country="ES" style:text-underline-style="solid" style:text-underline-width="auto" style:text-underline-color="font-color" officeooo:rsid="00239b47"/>
    </style:style>
    <style:style style:name="T18" style:family="text">
      <style:text-properties fo:language="es" fo:country="ES" officeooo:rsid="002562c5"/>
    </style:style>
    <style:style style:name="T19" style:family="text">
      <style:text-properties fo:language="es" fo:country="ES" officeooo:rsid="00271ed1"/>
    </style:style>
    <style:style style:name="T20" style:family="text">
      <style:text-properties fo:font-size="14pt" fo:language="es" fo:country="ES" style:font-size-asian="14pt"/>
    </style:style>
    <style:style style:name="T21" style:family="text">
      <style:text-properties style:font-name="Arial1" fo:font-size="18pt" fo:font-weight="bold" style:font-size-asian="18pt" style:font-weight-asian="bold"/>
    </style:style>
    <style:style style:name="T22" style:family="text">
      <style:text-properties style:font-name="Calibri" fo:font-size="11pt" fo:language="es" fo:country="ES" style:font-size-asian="11pt" style:language-asian="es" style:country-asian="ES" style:font-size-complex="11pt"/>
    </style:style>
    <style:style style:name="T23" style:family="text">
      <style:text-properties fo:color="#0000ff" fo:language="es" fo:country="ES" fo:font-style="italic" style:font-style-asian="italic"/>
    </style:style>
    <style:style style:name="T24" style:family="text">
      <style:text-properties fo:font-size="12pt" fo:language="es" fo:country="ES" fo:font-weight="bold" style:font-size-asian="12pt" style:font-weight-asian="bold" style:font-size-complex="12pt"/>
    </style:style>
    <style:style style:name="T25" style:family="text">
      <style:text-properties officeooo:rsid="00212c8c" fo:background-color="#6b4794"/>
    </style:style>
    <style:style style:name="T26" style:family="text">
      <style:text-properties style:use-window-font-color="true" fo:language="es" fo:country="ES" officeooo:rsid="00212c8c" fo:background-color="transparent"/>
    </style:style>
    <style:style style:name="T27"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ubject>Tringes</text:subject></text:p>
      <text:p text:style-name="P38"><text:span text:style-name="T1">Documento de Objetivos del Proyecto</text:span></text:p>
      <text:p text:style-name="P39"/>
      <text:p text:style-name="P38"><text:span text:style-name="T20">Versión &lt;1.0&gt;</text:span></text:p>
      <text:p text:style-name="P1"/>
      <text:p text:style-name="P1"/>
      <text:p text:style-name="P41"><text:span text:style-name="T1">Tabla de contenidos</text:span></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2"><text:a xlink:type="simple" xlink:href="#__RefHeading__320_1253902709" text:style-name="Index_20_Link" text:visited-style-name="Index_20_Link">1.Introducción<text:tab/>2</text:a></text:p>
          <text:p text:style-name="P43"><text:a xlink:type="simple" xlink:href="#__RefHeading__322_1253902709" text:style-name="Index_20_Link" text:visited-style-name="Index_20_Link">1.1Propósito<text:tab/>2</text:a></text:p>
          <text:p text:style-name="P43"><text:a xlink:type="simple" xlink:href="#__RefHeading__324_1253902709" text:style-name="Index_20_Link" text:visited-style-name="Index_20_Link">1.2Ámbito<text:tab/>2</text:a></text:p>
          <text:p text:style-name="P43"><text:a xlink:type="simple" xlink:href="#__RefHeading__326_1253902709" text:style-name="Index_20_Link" text:visited-style-name="Index_20_Link">1.3Contexto de negocio<text:tab/>2</text:a></text:p>
          <text:p text:style-name="P43"><text:a xlink:type="simple" xlink:href="#__RefHeading__328_1253902709" text:style-name="Index_20_Link" text:visited-style-name="Index_20_Link">1.4Definiciones, acrónimos, y abreviaturas<text:tab/>3</text:a></text:p>
          <text:p text:style-name="P42"><text:a xlink:type="simple" xlink:href="#__RefHeading__330_1253902709" text:style-name="Index_20_Link" text:visited-style-name="Index_20_Link">2.Descripción del proyecto<text:tab/>3</text:a></text:p>
          <text:p text:style-name="P42"><text:a xlink:type="simple" xlink:href="#__RefHeading__332_1253902709" text:style-name="Index_20_Link" text:visited-style-name="Index_20_Link">3.Objetivos del proyecto<text:tab/>3</text:a></text:p>
          <text:p text:style-name="P42"><text:a xlink:type="simple" xlink:href="#__RefHeading__334_1253902709" text:style-name="Index_20_Link" text:visited-style-name="Index_20_Link">4.Arquitectura<text:tab/>4</text:a></text:p>
          <text:p text:style-name="P42"><text:a xlink:type="simple" xlink:href="#__RefHeading__336_1253902709" text:style-name="Index_20_Link" text:visited-style-name="Index_20_Link">5.Herramientas<text:tab/>4</text:a></text:p>
          <text:p text:style-name="P42"><text:a xlink:type="simple" xlink:href="#__RefHeading__338_1253902709" text:style-name="Index_20_Link" text:visited-style-name="Index_20_Link">6.Alcance del proyecto<text:tab/>4</text:a></text:p>
          <text:p text:style-name="P42"><text:a xlink:type="simple" xlink:href="#__RefHeading__340_1253902709" text:style-name="Index_20_Link" text:visited-style-name="Index_20_Link">7.Planificación temporal<text:tab/>4</text:a></text:p>
          <text:p text:style-name="P42"><text:a xlink:type="simple" xlink:href="#__RefHeading__342_1253902709" text:style-name="Index_20_Link" text:visited-style-name="Index_20_Link">8.Riesgos<text:tab/>4</text:a></text:p>
          <text:p text:style-name="P42"><text:a xlink:type="simple" xlink:href="#__RefHeading__344_1253902709" text:style-name="Index_20_Link" text:visited-style-name="Index_20_Link">9.Evaluación Económica<text:tab/>4</text:a></text:p>
        </text:index-body>
      </text:table-of-content>
      <text:p text:style-name="Title"><text:span text:style-name="T22"><text:title>Documento de Objetivos del Proyecto</text:title></text:span><text:span text:style-name="T1"> </text:span></text:p>
      <text:p text:style-name="P1"/>
      <text:p text:style-name="P1"/>
      <text:list xml:id="list39709533" text:style-name="WWNum1">
        <text:list-item>
          <text:h text:style-name="P35" text:outline-level="1"><text:bookmark-start text:name="__RefHeading__320_1253902709"/><text:bookmark-start text:name="_Toc349055384"/><text:span text:style-name="T1">Introducción</text:span><text:bookmark-end text:name="__RefHeading__320_1253902709"/><text:bookmark-end text:name="_Toc349055384"/></text:h>
        </text:list-item>
      </text:list>
      <text:list xml:id="list39687565" text:style-name="WWNum29">
        <text:list-item>
          <text:list>
            <text:list-item>
              <text:h text:style-name="P37" text:outline-level="2"><text:bookmark-start text:name="__RefHeading__322_1253902709"/><text:bookmark-start text:name="_Toc349055385"/><text:span text:style-name="T1">Propósito</text:span><text:bookmark-end text:name="__RefHeading__322_1253902709"/><text:bookmark-end text:name="_Toc349055385"/></text:h>
            </text:list-item>
          </text:list>
        </text:list-item>
      </text:list>
      <text:p text:style-name="P32"><text:span text:style-name="T1"/></text:p>
      <text:p text:style-name="Text_20_body"><text:span text:style-name="T1">Asegurar que las necesidades y especificaciones del cliente queden satisfechas al término del mismo con objeto de que haga buena publicidad de nuestra empresa y otras entidades se animen de este modo a contactar con nosotros para futuros proyectos.</text:span></text:p>
      <text:list xml:id="list42501383" text:continue-numbering="true" text:style-name="WWNum29">
        <text:list-item>
          <text:list>
            <text:list-item>
              <text:h text:style-name="P37" text:outline-level="2"><text:bookmark-start text:name="__RefHeading__324_1253902709"/><text:bookmark-start text:name="_Toc349055386"/><text:span text:style-name="T1">Ámbito</text:span><text:bookmark-end text:name="__RefHeading__324_1253902709"/><text:bookmark-end text:name="_Toc349055386"/></text:h>
            </text:list-item>
          </text:list>
        </text:list-item>
      </text:list>
      <text:p text:style-name="InfoBlue"><text:span text:style-name="T1"/></text:p>
      <text:p text:style-name="Text_20_body"><text:span text:style-name="T1">Vamos a crear un sistema para controlar y gestionar los datos y resultados de los campeonatos y las carreras que la FIM organiza, así como los clubes que participan, los perros que pertenecen a esos clubes y sus respectivos dueños. </text:span></text:p>
      <text:list xml:id="list42518678" text:continue-numbering="true" text:style-name="WWNum29">
        <text:list-item>
          <text:list>
            <text:list-item>
              <text:h text:style-name="P37" text:outline-level="2"><text:bookmark-start text:name="__RefHeading__326_1253902709"/><text:bookmark-start text:name="_Toc349055387"/><text:span text:style-name="T1">Contexto de negocio</text:span><text:bookmark-end text:name="__RefHeading__326_1253902709"/><text:bookmark-end text:name="_Toc349055387"/></text:h>
            </text:list-item>
          </text:list>
        </text:list-item>
      </text:list>
      <text:p text:style-name="P32"><text:span text:style-name="T1"/></text:p>
      <text:p text:style-name="Text_20_body"><text:span text:style-name="T1">El producto va a funcionar en el dominio de deportes, ya que las carreras de trineos son un deporte. Sus usuarios serán todos los relacionados con los campeonatos de la FIM, tanto clubes como dueños de perros y administradores.</text:span></text:p>
      <text:p text:style-name="Text_20_body"><text:span text:style-name="T1">Este producto se desarrolla para cumplir con un contrato establecido con la FIM por el cual se </text:span><text:span text:style-name="T7">fija</text:span><text:span text:style-name="T1"> que tendremos que completar este proyecto antes de la fecha límite establecida.</text:span></text:p>
      <text:p text:style-name="P18"><text:soft-page-break/><text:span text:style-name="T7">Este proyecto no es la continuación de otro ya que estamos empezando el sistema desde cero y la FIM no contaba con un sistema similar que podríamos haber seguido desarrollando.</text:span></text:p>
      <text:list xml:id="list42496256" text:continue-numbering="true" text:style-name="WWNum29">
        <text:list-item>
          <text:list>
            <text:list-item>
              <text:h text:style-name="P37" text:outline-level="2"><text:bookmark-start text:name="__RefHeading__328_1253902709"/><text:bookmark-start text:name="_Toc24272027"/><text:bookmark-start text:name="_Toc456600920"/><text:bookmark-start text:name="_Toc456598589"/><text:bookmark-start text:name="_Toc349055388"/><text:bookmark-start text:name="_Toc24270070"/><text:span text:style-name="T1">Definiciones, acrónimos, y abreviaturas</text:span><text:bookmark-end text:name="__RefHeading__328_1253902709"/><text:bookmark-end text:name="_Toc349055388"/><text:bookmark-end text:name="_Toc24270070"/></text:h>
            </text:list-item>
          </text:list>
        </text:list-item>
      </text:list>
      <text:p text:style-name="P33"><text:span text:style-name="T1"/></text:p>
      <text:p text:style-name="Text_20_body"><text:span text:style-name="T1">FIM – Federación Internacional de Mushing</text:span></text:p>
      <text:p text:style-name="P19"><text:span text:style-name="T8">Eclipse - </text:span><text:span text:style-name="T3">Eclipse es una plataforma de desarrollo de código abierto basada en Java.</text:span></text:p>
      <text:p text:style-name="P19"><text:span text:style-name="T8">Java – Lenguaje de programación utilizado en este proyecto</text:span></text:p>
      <text:p text:style-name="P19"><text:span text:style-name="T8">Visual Paradigm – Software que permite crear diagramas de apoyo durante la programación de manera sencilla.</text:span></text:p>
      <text:p text:style-name="P19"><text:span text:style-name="T8">Window Builder – Herramienta de eclipse que permite diseñar la interfaz gráfica de usuario de manera mas sencilla y visual.</text:span></text:p>
      <text:list xml:id="list42507697" text:continue-list="list39709533" text:style-name="WWNum1">
        <text:list-item>
          <text:h text:style-name="P35" text:outline-level="1"><text:bookmark-end text:name="_Toc24272027"/><text:bookmark-end text:name="_Toc456600920"/><text:bookmark-end text:name="_Toc456598589"/><text:bookmark-start text:name="__RefHeading__330_1253902709"/><text:bookmark-start text:name="_Toc349055389"/><text:span text:style-name="T1">Descripción del proyecto</text:span><text:bookmark-end text:name="__RefHeading__330_1253902709"/><text:bookmark-end text:name="_Toc349055389"/></text:h>
        </text:list-item>
      </text:list>
      <text:p text:style-name="Text_20_body"><text:span text:style-name="T1"/></text:p>
      <text:p text:style-name="Text_20_body"><text:span text:style-name="T1">Es un proyecto enfocado a ayudar en la gestión de los campeonatos y carreras que organiza la FIM, el sistema se llama Tringes y nos permitirá controlar y gestionar los datos de los clubes, dueños, perros, carreras…</text:span></text:p>
      <text:p text:style-name="Text_20_body"><text:span text:style-name="T1">La FIM podrá definir sus campeonatos en Tringes y gestionar las distintas inscripciones de los clubes, refleja la compra y venta de perros entre dueños, la fertilidad de los perros, sus resultados de carreras anteriores, entre otras cosas.</text:span></text:p>
      <text:p text:style-name="Text_20_body"><text:span text:style-name="T1">Este sistema ayuda en la gestión y almacenado de la gran cantidad de datos que necesita manejar la FIM permitiéndoles así organizar nuevos campeonatos y carreras de una forma más clara y sencilla, resolviendo así el problema de la complejidad del manejo manual de los datos.</text:span></text:p>
      <text:p text:style-name="Text_20_body"><text:span text:style-name="T1">Vale la pena desarrollar este proyecto porque, si no utilizan un sistema como Tringes, el tiempo necesario para consultar información, añadir una nueva, gestionar cambios en clubes e inscripciones sería mucho mayor y además se ocuparía mucho espacio en papeles.</text:span></text:p>
      <text:list xml:id="list42494021" text:continue-numbering="true" text:style-name="WWNum1">
        <text:list-item>
          <text:h text:style-name="P35" text:outline-level="1"><text:bookmark-start text:name="__RefHeading__332_1253902709"/><text:bookmark-start text:name="_Toc349055390"/><text:span text:style-name="T1">Objetivos del proyecto</text:span><text:bookmark-end text:name="__RefHeading__332_1253902709"/><text:bookmark-end text:name="_Toc349055390"/></text:h>
        </text:list-item>
      </text:list>
      <text:p text:style-name="Text_20_body"><text:span text:style-name="T1"/></text:p>
      <text:p text:style-name="P12"><text:span text:style-name="T2">El objetivo principal de este proyecto</text:span><text:span text:style-name="T2"> es obtener un sistema eficiente de gestión para que la FIM quede satisfecha con nuestro trabajo y pueda utilizarlo a fin de facilitar el trabajo de sus empleados y permitir hacer un mejor seguimiento de los campeonatos a los participantes. </text:span></text:p>
      <text:p text:style-name="P12"><text:span text:style-name="T4">Nos interesa que el cliente se lleve la mejor impresión posible de nuestra empresa, por lo que es importante asegurarse de hacer un buen sistema, sin errores, eficaz y sencillo de utilizar, ya que podemos ser recomendados por el a otros clientes nuevos o tal vez en el futuro vuelve a necesitar de nuestros servicios, aumentando así nuestro prestigio. </text:span></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list xml:id="list42504009" text:continue-numbering="true" text:style-name="WWNum1">
        <text:list-item>
          <text:h text:style-name="P36" text:outline-level="1"><text:bookmark-start text:name="__RefHeading__334_1253902709"/><text:bookmark-start text:name="_Toc349055391"/><text:soft-page-break/><text:span text:style-name="T1">Arquitectura</text:span><text:bookmark-end text:name="__RefHeading__334_1253902709"/><text:bookmark-end text:name="_Toc349055391"/></text:h>
        </text:list-item>
      </text:list>
      <text:p text:style-name="P17"><text:span text:style-name="T1"/></text:p>
      <text:p text:style-name="P17"><text:span text:style-name="T5">Vamos a utilizar la arquitectura Modelo-vista-controlador, la cual consiste en dividir en tres componentes distintos los datos (Modelo), la lógica de negocio (Controlador) y la interfaz de usuario (Vista).</text:span></text:p>
      <text:p text:style-name="P17"><text:span text:style-name="T5">Su funcionamiento por lo general es consiste en que el usuario interactúa con la interfaz y el controlador recibe lo que ha hecho el usuario y gestiona el evento que se desencadena con un gestor de eventos. Después, </text:span><text:span text:style-name="T6">el controlador entra en contacto con el modelo, realiza los cambios que el evento ordena y actualiza la interfaz de usuario, quedando en espera de la próxima interacción del usuario.</text:span></text:p>
      <text:list xml:id="list42490869" text:continue-numbering="true" text:style-name="WWNum1">
        <text:list-item>
          <text:h text:style-name="P35" text:outline-level="1"><text:bookmark-start text:name="__RefHeading__336_1253902709"/><text:bookmark-start text:name="_Toc349055392"/><text:span text:style-name="T1">Herramientas</text:span><text:bookmark-end text:name="__RefHeading__336_1253902709"/><text:bookmark-end text:name="_Toc349055392"/></text:h>
        </text:list-item>
      </text:list>
      <text:p text:style-name="Text_20_body"><text:span text:style-name="T1"/></text:p>
      <text:p text:style-name="Text_20_body"><text:span text:style-name="T1">Vamos a utilizar la aplicación Eclipse porque nos facilita la implementación del código y su comprobación, como lenguaje de programación vamos a usar Java porque es el lenguaje </text:span><text:span text:style-name="T7">que mas dominamos, además su</text:span><text:span text:style-name="T1"> uso se está extendiendo y resultara más fácil realizar modificaciones en el futuro si se necesitan.</text:span></text:p>
      <text:p text:style-name="P18"><text:span text:style-name="T7">También utilizaremos Visual Paradigm para realizar diagramas para apoyar el desarrollo del sistema a crear y la herramienta de eclipse Window Builder para generar las ventanas que formaran parte de la interfaz gráfica de nuestro sistema.</text:span></text:p>
      <text:list xml:id="list42495732" text:continue-numbering="true" text:style-name="WWNum1">
        <text:list-item>
          <text:h text:style-name="P35" text:outline-level="1"><text:bookmark-start text:name="__RefHeading__338_1253902709"/><text:bookmark-start text:name="_Toc349055393"/><text:span text:style-name="T1">Alcance del proyecto</text:span><text:bookmark-end text:name="__RefHeading__338_1253902709"/><text:bookmark-end text:name="_Toc349055393"/></text:h>
        </text:list-item>
      </text:list>
      <text:p text:style-name="Text_20_body"/>
      <text:p text:style-name="P20"><text:span text:style-name="T25"/></text:p>
      <text:p text:style-name="P20"><text:span text:style-name="T25"/></text:p>
      <text:p text:style-name="P20"><text:span text:style-name="T25">0. Gestión</text:span></text:p>
      <text:p text:style-name="P27"><text:span text:style-name="T14"><text:tab/></text:span><text:span text:style-name="T11">0.</text:span><text:span text:style-name="T12">1</text:span><text:span text:style-name="T11"> – </text:span><text:span text:style-name="T13">Contactar con el cliente.</text:span></text:p>
      <text:p text:style-name="P27"><text:span text:style-name="T26"><text:tab/></text:span><text:span text:style-name="T12">0.2 - </text:span><text:span text:style-name="T11">Establecer una planificación.</text:span></text:p>
      <text:p text:style-name="P20"><text:span text:style-name="T9"><text:tab/></text:span><text:span text:style-name="T11">0.</text:span><text:span text:style-name="T13">3</text:span><text:span text:style-name="T11"> – Reparto de tareas.</text:span></text:p>
      <text:p text:style-name="P22"><text:span text:style-name="T9">1. Organización</text:span></text:p>
      <text:p text:style-name="P20"><text:span text:style-name="T9"><text:tab/></text:span><text:span text:style-name="T11">1.1 – Diseño inicial.</text:span></text:p>
      <text:p text:style-name="P21"><text:span text:style-name="T14"><text:tab/></text:span><text:span text:style-name="T9">1.2 – Comprobar diseño con cliente.</text:span></text:p>
      <text:p text:style-name="P21"><text:span text:style-name="T14"><text:tab/></text:span><text:span text:style-name="T9">1.3 – Diseño completo.</text:span></text:p>
      <text:p text:style-name="P22"><text:span text:style-name="T9">2. Implementación</text:span></text:p>
      <text:p text:style-name="P22"><text:span text:style-name="T9">3. Pruebas</text:span></text:p>
      <text:p text:style-name="P21"><text:span text:style-name="T9">4. Presentación </text:span><text:span text:style-name="T10">y entrega </text:span><text:span text:style-name="T9">al cliente</text:span></text:p>
      <text:p text:style-name="P23"><text:span text:style-name="T15"/></text:p>
      <text:p text:style-name="P24"><text:span text:style-name="T15"/></text:p>
      <text:p text:style-name="P24"><text:span text:style-name="T15"/></text:p>
      <text:p text:style-name="P24"><text:span text:style-name="T15"/></text:p>
      <text:p text:style-name="P24"><text:span text:style-name="T15"/></text:p>
      <text:p text:style-name="P24"><text:span text:style-name="T15"/></text:p>
      <text:p text:style-name="P24"><text:soft-page-break/><text:span text:style-name="T15">Paquete de trabajo: </text:span><text:span text:style-name="T16">Contactar con el cliente</text:span></text:p>
      <text:p text:style-name="P24"><text:span text:style-name="T15">Responsables: David López Angulo, Usman Ali Khan, Jon Lachén Leal.</text:span></text:p>
      <text:p text:style-name="P24"><text:span text:style-name="T15">Esfuerzo: </text:span><text:span text:style-name="T16">2 </text:span><text:span text:style-name="T15">horas/persona.</text:span></text:p>
      <text:p text:style-name="P24"><text:span text:style-name="T15">Duración: </text:span><text:span text:style-name="T16">2 </text:span><text:span text:style-name="T15">horas.</text:span></text:p>
      <text:p text:style-name="P24"><text:span text:style-name="T15"/></text:p>
      <text:p text:style-name="P10"><text:span text:style-name="T15">Descripción</text:span></text:p>
      <text:p text:style-name="P24"><text:span text:style-name="T16">Hablar con el cliente para comprender que es lo que quiere, preguntar nuestras dudas y asegurarnos de que el cliente sabe que es lo que el quiere para no llevarnos a un futuro error o malentendido.</text:span></text:p>
      <text:p text:style-name="P10"><text:span text:style-name="T15">Entradas</text:span></text:p>
      <text:p text:style-name="P14"><text:span text:style-name="T16">Documento con nuestras dudas sobre el sistema que se nos pide desarrollar.</text:span></text:p>
      <text:p text:style-name="P10"><text:span text:style-name="T15">Salidas</text:span></text:p>
      <text:p text:style-name="P14"><text:span text:style-name="T15">Documento </text:span><text:span text:style-name="T16">con nuestras dudas resueltas y anotaciones tomadas durante la reunión </text:span><text:span text:style-name="T18">y un acta de reunión</text:span><text:span text:style-name="T16">.</text:span></text:p>
      <text:p text:style-name="P10"><text:span text:style-name="T16">Recursos necesarios</text:span></text:p>
      <text:p text:style-name="P14"><text:span text:style-name="T16">Lugar de reunión (universidad).</text:span></text:p>
      <text:p text:style-name="P28"><text:span text:style-name="T16"><text:tab/></text:span><text:span text:style-name="T17">Precedencias</text:span></text:p>
      <text:p text:style-name="P28"><text:span text:style-name="T16"><text:tab/>Ninguna.</text:span></text:p>
      <text:p text:style-name="P34"><text:span text:style-name="T16"/></text:p>
      <text:p text:style-name="P24"><text:span text:style-name="T16"/></text:p>
      <text:p text:style-name="P23"><text:span text:style-name="T15">Paquete de trabajo: Establecer una planificación</text:span></text:p>
      <text:p text:style-name="P23"><text:span text:style-name="T15">Responsables: David López Angulo, Usman Ali Khan, Jon Lachén Leal.</text:span></text:p>
      <text:p text:style-name="P23"><text:span text:style-name="T15">Esfuerzo: 1,5 horas/persona.</text:span></text:p>
      <text:p text:style-name="P23"><text:span text:style-name="T15">Duración: 1,5 horas.</text:span></text:p>
      <text:p text:style-name="P23"><text:span text:style-name="T15"/></text:p>
      <text:p text:style-name="P9"><text:span text:style-name="T15">Descripción</text:span></text:p>
      <text:p text:style-name="P23"><text:span text:style-name="T15">Acordar que es lo que se va a hacer, como se va a hacer y cuando estaremos disponibles para hacerlo a lo largo de las semanas.</text:span></text:p>
      <text:p text:style-name="P9"><text:span text:style-name="T15">Entradas</text:span></text:p>
      <text:p text:style-name="P14"><text:span text:style-name="T16">Documento con la descripción del sistema a desarrollar durante el proyecto y anotaciones realizadas durante la reunión con el cliente.</text:span></text:p>
      <text:p text:style-name="P9"><text:span text:style-name="T15">Salidas</text:span></text:p>
      <text:p text:style-name="P13"><text:span text:style-name="T15">Documento de la planificación del grupo.</text:span></text:p>
      <text:p text:style-name="P10"><text:span text:style-name="T16">Recursos necesarios</text:span></text:p>
      <text:p text:style-name="P14"><text:span text:style-name="T16">Lugar de reunión (universidad).</text:span></text:p>
      <text:p text:style-name="P28"><text:span text:style-name="T16"><text:tab/></text:span><text:span text:style-name="T17">Precedencias</text:span></text:p>
      <text:p text:style-name="P28"><text:span text:style-name="T16"><text:tab/>Contactar con el cliente.</text:span></text:p>
      <text:p text:style-name="P24"><text:soft-page-break/><text:span text:style-name="T15">Paquete de trabajo: </text:span><text:span text:style-name="T16">Reparto de tareas</text:span></text:p>
      <text:p text:style-name="P24"><text:span text:style-name="T15">Responsables: David López Angulo, Usman Ali Khan, Jon Lachén Leal.</text:span></text:p>
      <text:p text:style-name="P24"><text:span text:style-name="T15">Esfuerzo: </text:span><text:span text:style-name="T16">0,5</text:span><text:span text:style-name="T15"> horas/persona.</text:span></text:p>
      <text:p text:style-name="P24"><text:span text:style-name="T15">Duración: </text:span><text:span text:style-name="T16">0</text:span><text:span text:style-name="T15">,5 horas.</text:span></text:p>
      <text:p text:style-name="P24"><text:span text:style-name="T15"/></text:p>
      <text:p text:style-name="P10"><text:span text:style-name="T15">Descripción</text:span></text:p>
      <text:p text:style-name="P24"><text:span text:style-name="T16">Acordar quien va a hacer que durante el desarrollo del proyecto a partir de la información recopilada en los paquetes anteriores.</text:span></text:p>
      <text:p text:style-name="P10"><text:span text:style-name="T15">Entradas</text:span></text:p>
      <text:p text:style-name="P14"><text:span text:style-name="T16">Documento con la descripción del sistema a desarrollar durante el proyecto, anotaciones realizadas durante la reunión con el cliente y el documento de la planificación del grupo.</text:span></text:p>
      <text:p text:style-name="P10"><text:span text:style-name="T15">Salidas</text:span></text:p>
      <text:p text:style-name="P14"><text:span text:style-name="T15">Documento de la planificación del grupo </text:span><text:span text:style-name="T16">con reparto de tareas incluido</text:span><text:span text:style-name="T15">.</text:span></text:p>
      <text:p text:style-name="P10"><text:span text:style-name="T16">Recursos necesarios</text:span></text:p>
      <text:p text:style-name="P14"><text:span text:style-name="T16">Lugar de reunión (universidad).</text:span></text:p>
      <text:p text:style-name="P28"><text:span text:style-name="T16"><text:tab/></text:span><text:span text:style-name="T17">Precedencias</text:span></text:p>
      <text:p text:style-name="P28"><text:span text:style-name="T16"><text:tab/>Establecer una planificación.</text:span></text:p>
      <text:p text:style-name="P30"><text:span text:style-name="T16"/></text:p>
      <text:p text:style-name="P28"><text:span text:style-name="T16"/></text:p>
      <text:p text:style-name="P24"><text:span text:style-name="T15">Paquete de trabajo: </text:span><text:span text:style-name="T16">Diseño inicial</text:span></text:p>
      <text:p text:style-name="P24"><text:span text:style-name="T15">Responsables: David López Angulo, Usman Ali Khan, Jon Lachén Leal.</text:span></text:p>
      <text:p text:style-name="P24"><text:span text:style-name="T15">Esfuerzo: </text:span><text:span text:style-name="T19">6</text:span><text:span text:style-name="T15"> horas/persona.</text:span></text:p>
      <text:p text:style-name="P24"><text:span text:style-name="T15">Duración: </text:span><text:span text:style-name="T19">6</text:span><text:span text:style-name="T15"> horas.</text:span></text:p>
      <text:p text:style-name="P10"><text:span text:style-name="T15">Descripción</text:span></text:p>
      <text:p text:style-name="P25"><text:span text:style-name="T18">Crear los diagramas iniciales con los elementos básicos dando una idea de la estructura que se va a tomar en el proyecto y crear algunos borradores de las diferentes pantallas de la interfaz gráfica para ver si el cliente aporta alguna idea o quiere algo en concreto.</text:span></text:p>
      <text:p text:style-name="P10"><text:span text:style-name="T15">Entradas</text:span></text:p>
      <text:p text:style-name="P14"><text:span text:style-name="T16">Documento con la descripción del sistema a desarrollar durante el proyecto </text:span><text:span text:style-name="T18">y</text:span><text:span text:style-name="T16"> anotaciones realizadas durante la reunión con el cliente.</text:span></text:p>
      <text:p text:style-name="P10"><text:span text:style-name="T15">Salidas</text:span></text:p>
      <text:p text:style-name="P15"><text:span text:style-name="T18">Diagramas y borradores del diseño inicial.</text:span></text:p>
      <text:p text:style-name="P10"><text:span text:style-name="T16">Recursos necesarios</text:span></text:p>
      <text:p text:style-name="P14"><text:span text:style-name="T16">Lugar de reunión (universidad).</text:span></text:p>
      <text:p text:style-name="P28"><text:span text:style-name="T16"><text:tab/></text:span><text:span text:style-name="T17">Precedencias</text:span></text:p>
      <text:p text:style-name="P28"><text:span text:style-name="T16"><text:tab/></text:span><text:span text:style-name="T18">Reparto de tareas</text:span></text:p>
      <text:p text:style-name="P26"><text:soft-page-break/><text:span text:style-name="T15">Paquete de trabajo: </text:span><text:span text:style-name="T19">Comprobar diseño con cliente</text:span></text:p>
      <text:p text:style-name="P26"><text:span text:style-name="T15">Responsables: David López Angulo, Usman Ali Khan, Jon Lachén Leal.</text:span></text:p>
      <text:p text:style-name="P26"><text:span text:style-name="T15">Esfuerzo: </text:span><text:span text:style-name="T19">1</text:span><text:span text:style-name="T15"> horas/persona.</text:span></text:p>
      <text:p text:style-name="P26"><text:span text:style-name="T15">Duración: </text:span><text:span text:style-name="T19">1</text:span><text:span text:style-name="T15"> horas.</text:span></text:p>
      <text:p text:style-name="P11"><text:span text:style-name="T15">Descripción</text:span></text:p>
      <text:p text:style-name="P26"><text:span text:style-name="T19">Mostrar al cliente el rumbo que vamos a tomar en el proyecto para obtener su aprobación y posibles sugerencias.</text:span></text:p>
      <text:p text:style-name="P11"><text:span text:style-name="T15">Entradas</text:span></text:p>
      <text:p text:style-name="P16"><text:span text:style-name="T18">Diagramas y borradores del diseño inicial.</text:span></text:p>
      <text:p text:style-name="P11"><text:span text:style-name="T15">Salidas</text:span></text:p>
      <text:p text:style-name="P16"><text:span text:style-name="T18">Diagramas y borradores del diseño inicial </text:span><text:span text:style-name="T19">confirmados</text:span><text:span text:style-name="T18">.</text:span></text:p>
      <text:p text:style-name="P11"><text:span text:style-name="T16">Recursos necesarios</text:span></text:p>
      <text:p text:style-name="P16"><text:span text:style-name="T16">Lugar de reunión (universidad).</text:span></text:p>
      <text:p text:style-name="P29"><text:span text:style-name="T16"><text:tab/></text:span><text:span text:style-name="T17">Precedencias</text:span></text:p>
      <text:p text:style-name="P29"><text:span text:style-name="T16"><text:tab/></text:span><text:span text:style-name="T19">Diseño inicial</text:span></text:p>
      <text:p text:style-name="P31"><text:span text:style-name="T19"/></text:p>
      <text:p text:style-name="P29"><text:span text:style-name="T19"/></text:p>
      <text:p text:style-name="P26"><text:span text:style-name="T15">Paquete de trabajo: </text:span><text:span text:style-name="T19">Diseño completo</text:span></text:p>
      <text:p text:style-name="P26"><text:span text:style-name="T15">Responsables: David López Angulo, Usman Ali Khan, Jon Lachén Leal.</text:span></text:p>
      <text:p text:style-name="P26"><text:span text:style-name="T15">Esfuerzo: </text:span><text:span text:style-name="T19">10</text:span><text:span text:style-name="T15"> horas/persona.</text:span></text:p>
      <text:p text:style-name="P26"><text:span text:style-name="T15">Duración: </text:span><text:span text:style-name="T19">10</text:span><text:span text:style-name="T15"> horas.</text:span></text:p>
      <text:p text:style-name="P11"><text:span text:style-name="T15">Descripción</text:span></text:p>
      <text:p text:style-name="P26"><text:span text:style-name="T19">Completar todos los diagramas y borradores empezados para tener todo claro y visible durante la fase de implementación, evitando así cometer errores.</text:span></text:p>
      <text:p text:style-name="P11"><text:span text:style-name="T15">Entradas</text:span></text:p>
      <text:p text:style-name="P16"><text:span text:style-name="T16">Documento con la descripción del sistema a desarrollar durante el proyecto, anotaciones realizadas durante la reunión con el cliente </text:span><text:span text:style-name="T19">y d</text:span><text:span text:style-name="T18">iagramas y borradores del diseño inicial </text:span><text:span text:style-name="T19">confirmados</text:span><text:span text:style-name="T18">.</text:span></text:p>
      <text:p text:style-name="P11"><text:span text:style-name="T15">Salidas</text:span></text:p>
      <text:p text:style-name="P16"><text:span text:style-name="T18">Diagramas y borradores del diseño </text:span><text:span text:style-name="T19">completo</text:span><text:span text:style-name="T18">.</text:span></text:p>
      <text:p text:style-name="P11"><text:span text:style-name="T16">Recursos necesarios</text:span></text:p>
      <text:p text:style-name="P16"><text:span text:style-name="T16">Lugar de reunión (universidad).</text:span></text:p>
      <text:p text:style-name="P29"><text:span text:style-name="T16"><text:tab/></text:span><text:span text:style-name="T17">Precedencias</text:span></text:p>
      <text:p text:style-name="P29"><text:span text:style-name="T16"><text:tab/></text:span><text:span text:style-name="T19">Comprobar diseño con cliente</text:span></text:p>
      <text:p text:style-name="P29"><text:span text:style-name="T19"/></text:p>
      <text:p text:style-name="P29"><text:span text:style-name="T19"/></text:p>
      <text:p text:style-name="P26"><text:soft-page-break/><text:span text:style-name="T15">Paquete de trabajo: </text:span><text:span text:style-name="T19">Presentación y entrega al cliente</text:span></text:p>
      <text:p text:style-name="P26"><text:span text:style-name="T15">Responsables: David López Angulo, Usman Ali Khan, Jon Lachén Leal.</text:span></text:p>
      <text:p text:style-name="P26"><text:span text:style-name="T15">Esfuerzo: </text:span><text:span text:style-name="T19">1</text:span><text:span text:style-name="T15"> horas/persona.</text:span></text:p>
      <text:p text:style-name="P26"><text:span text:style-name="T15">Duración: </text:span><text:span text:style-name="T19">1</text:span><text:span text:style-name="T15"> horas.</text:span></text:p>
      <text:p text:style-name="P11"><text:span text:style-name="T15">Descripción</text:span></text:p>
      <text:p text:style-name="P26"><text:span text:style-name="T19">Mostrar al cliente el resultado de nuestro trabajo y comprobar que hemos logrado lo que el quería.</text:span></text:p>
      <text:p text:style-name="P11"><text:span text:style-name="T15">Entradas</text:span></text:p>
      <text:p text:style-name="P16"><text:span text:style-name="T19">Sistema Tringes terminado.</text:span></text:p>
      <text:p text:style-name="P11"><text:span text:style-name="T15">Salidas</text:span></text:p>
      <text:p text:style-name="P16"><text:span text:style-name="T19">Ninguna.</text:span></text:p>
      <text:p text:style-name="P11"><text:span text:style-name="T16">Recursos necesarios</text:span></text:p>
      <text:p text:style-name="P16"><text:span text:style-name="T16">Lugar de reunión (universidad).</text:span></text:p>
      <text:p text:style-name="P29"><text:span text:style-name="T16"><text:tab/></text:span><text:span text:style-name="T17">Precedencias</text:span></text:p>
      <text:p text:style-name="P29"><text:span text:style-name="T16"><text:tab/></text:span><text:span text:style-name="T19">Diseño completo</text:span></text:p>
      <text:p text:style-name="P29"><text:span text:style-name="T19"><text:tab/>Implementación</text:span></text:p>
      <text:p text:style-name="P29"><text:span text:style-name="T19"><text:tab/>Pruebas</text:span></text:p>
      <text:p text:style-name="P29"><text:span text:style-name="T19"/></text:p>
      <text:list xml:id="list42487909" text:continue-numbering="true" text:style-name="WWNum1">
        <text:list-item>
          <text:h text:style-name="P35" text:outline-level="1"><text:bookmark-start text:name="__RefHeading__340_1253902709"/><text:bookmark-start text:name="_Toc349055394"/><text:span text:style-name="T1">Planificación temporal</text:span><text:bookmark-end text:name="__RefHeading__340_1253902709"/><text:bookmark-end text:name="_Toc349055394"/></text:h>
        </text:list-item>
      </text:list>
      <text:p text:style-name="InfoBlue"><text:span text:style-name="T1"/></text:p>
      <text:list xml:id="list42503325" text:continue-numbering="true" text:style-name="WWNum1">
        <text:list-item>
          <text:h text:style-name="P35" text:outline-level="1"><text:bookmark-start text:name="__RefHeading__342_1253902709"/><text:bookmark-start text:name="_Toc349055395"/><text:span text:style-name="T1">Riesgos</text:span><text:bookmark-end text:name="__RefHeading__342_1253902709"/><text:bookmark-end text:name="_Toc349055395"/></text:h>
        </text:list-item>
      </text:list>
      <text:p text:style-name="InfoBlue"><text:span text:style-name="T1"/></text:p>
      <text:list xml:id="list42493822" text:continue-numbering="true" text:style-name="WWNum1">
        <text:list-item>
          <text:h text:style-name="P35" text:outline-level="1"><text:bookmark-start text:name="__RefHeading__344_1253902709"/><text:bookmark-start text:name="_Toc349055396"/><text:span text:style-name="T1">Evaluación Económica</text:span><text:bookmark-end text:name="__RefHeading__344_1253902709"/><text:bookmark-end text:name="_Toc349055396"/></text:h>
        </text:list-item>
      </text:list>
      <text:p text:style-name="P6"><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pt" style:language-asian="ru" style:country-asian="RU"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423cm" fo:orphans="0" fo:widows="0" style:writing-mode="lr-tb"/>
      <style:text-properties style:use-window-font-color="true" fo:language="en" fo:country="US" style:language-asian="en" style:country-asian="US"/>
    </style:style>
    <style:style style:name="Header" style:family="paragraph" style:parent-style-name="Standard" style:next-style-name="Text_20_body" style:default-outline-level="" style:class="text">
      <style:paragraph-properties fo:margin-top="0.423cm" fo:margin-bottom="0.212cm" style:contextual-spacing="false" fo:keep-with-next="always">
        <style:tab-stops>
          <style:tab-stop style:position="7.62cm" style:type="center"/>
          <style:tab-stop style:position="15.24cm" style:type="right"/>
        </style:tab-stops>
      </style:paragraph-propertie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100%"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WWNum29" style:class="text">
      <style:paragraph-properties fo:margin-top="0.212cm" fo:margin-bottom="0.106cm" style:contextual-spacing="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Text_20_body" style:default-outline-level="2" style:list-style-name="WWNum29" style:class="text">
      <style:text-properties fo:font-size="10pt" style:font-size-asian="10pt"/>
    </style:style>
    <style:style style:name="Heading_20_3" style:display-name="Heading 3" style:family="paragraph" style:parent-style-name="Heading_20_1" style:next-style-name="Text_20_body" style:default-outline-level="3" style:list-style-name="WWNum29"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list-style-name="WWNum29" style:class="text">
      <style:text-properties fo:font-size="10pt" fo:font-weight="normal" style:font-size-asian="10pt" style:font-weight-asian="normal"/>
    </style:style>
    <style:style style:name="Heading_20_5" style:display-name="Heading 5" style:family="paragraph" style:parent-style-name="Standard" style:next-style-name="Text_20_body" style:default-outline-level="5" style:list-style-name="WWNum29" style:class="text">
      <style:paragraph-properties fo:margin="100%"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Text_20_body" style:default-outline-level="6" style:list-style-name="WWNum29" style:class="text">
      <style:paragraph-properties fo:margin="100%"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list-style-name="WWNum29" style:class="text">
      <style:paragraph-properties fo:margin="100%"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Text_20_body" style:default-outline-level="8" style:list-style-name="WWNum29" style:class="text">
      <style:paragraph-properties fo:margin="100%"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Text_20_body" style:default-outline-level="9" style:list-style-name="WWNum29" style:class="text">
      <style:paragraph-properties fo:margin="100%"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default-outline-level="">
      <style:paragraph-properties fo:margin="100%" fo:margin-left="1.27cm" fo:margin-right="0cm" fo:margin-top="0.141cm" fo:margin-bottom="0cm" style:contextual-spacing="false" fo:text-align="justify" style:justify-single-word="false" fo:text-indent="0cm" style:auto-text-indent="false"/>
      <style:text-properties fo:color="#000000" fo:language="en" fo:country="AU"/>
    </style:style>
    <style:style style:name="Title" style:family="paragraph" style:parent-style-name="Standard" style:next-style-name="Subtitle" style:default-outline-level="" style:class="chapter">
      <style:paragraph-properties fo:line-height="100%"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Standard" style:next-style-name="Text_20_body" style:default-outline-level="" style:class="chapter">
      <style:paragraph-properties fo:margin-top="0cm" fo:margin-bottom="0.106cm" style:contextual-spacing="false" fo:text-align="center" style:justify-single-word="false"/>
      <style:text-properties style:font-name="Arial1" fo:font-size="18pt" fo:language="en" fo:country="AU" fo:font-style="italic" style:font-size-asian="18pt" style:font-style-asian="italic" style:font-size-complex="14pt" style:font-style-complex="italic"/>
    </style:style>
    <style:style style:name="Normal_20_Indent" style:display-name="Normal Indent" style:family="paragraph" style:parent-style-name="Standard" style:default-outline-level="">
      <style:paragraph-properties fo:margin="100%" fo:margin-left="1.588cm" fo:margin-right="0cm" fo:text-indent="-1.588cm" style:auto-text-indent="false"/>
    </style:style>
    <style:style style:name="Contents_20_1" style:display-name="Contents 1" style:family="paragraph" style:parent-style-name="Standard" style:default-outline-level="" style:class="index">
      <style:paragraph-properties fo:margin="100%"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default-outline-level="" style:class="index">
      <style:paragraph-properties fo:margin="100%"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default-outline-level="" style:class="index">
      <style:paragraph-properties fo:margin="100%" fo:margin-left="1.524cm" fo:margin-right="0cm" fo:text-indent="0cm" style:auto-text-indent="false">
        <style:tab-stops>
          <style:tab-stop style:position="2.54cm"/>
          <style:tab-stop style:position="1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Bullet1" style:family="paragraph" style:parent-style-name="Standard" style:default-outline-level="">
      <style:paragraph-properties fo:margin="100%" fo:margin-left="1.27cm" fo:margin-right="0cm" fo:text-indent="-0.762cm" style:auto-text-indent="false"/>
    </style:style>
    <style:style style:name="Bullet2" style:family="paragraph" style:parent-style-name="Standard" style:default-outline-level="">
      <style:paragraph-properties fo:margin="100%" fo:margin-left="2.54cm" fo:margin-right="0cm" fo:text-indent="-0.635cm" style:auto-text-indent="false"/>
      <style:text-properties fo:color="#000080"/>
    </style:style>
    <style:style style:name="Tabletext" style:family="paragraph" style:parent-style-name="Standard" style:default-outline-level="">
      <style:paragraph-properties fo:margin-top="0cm" fo:margin-bottom="0.212cm" style:contextual-spacing="false" fo:keep-together="always"/>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style>
    <style:style style:name="footnote_20_text" style:display-name="footnote text" style:family="paragraph" style:parent-style-name="Standard" style:default-outline-level="">
      <style:paragraph-properties fo:margin="100%" fo:margin-left="0.635cm" fo:margin-right="0cm" fo:margin-top="0.071cm" fo:margin-bottom="0.071cm" style:contextual-spacing="false" fo:keep-together="always" fo:text-indent="-0.635cm" style:auto-text-indent="false" fo:padding="0cm" fo:border-left="none" fo:border-right="none" fo:border-top="none" fo:border-bottom="0.74pt solid #000001" fo:keep-with-next="always"/>
      <style:text-properties style:font-name="Helvetica" fo:font-size="8pt" style:font-size-asian="8pt"/>
    </style:style>
    <style:style style:name="Main_20_Title" style:display-name="Main Title" style:family="paragraph" style:parent-style-name="Standard" style:default-outline-level="">
      <style:paragraph-properties fo:margin-top="0.847cm" fo:margin-bottom="0.106cm" style:contextual-spacing="false" fo:line-height="100%" fo:text-align="center" style:justify-single-word="false"/>
      <style:text-properties style:font-name="Arial1" fo:font-size="16pt" fo:font-weight="bold" style:letter-kerning="true" style:font-size-asian="16pt" style:font-weight-asian="bold"/>
    </style:style>
    <style:style style:name="Paragraph1" style:family="paragraph" style:parent-style-name="Standard" style:default-outline-level="">
      <style:paragraph-properties fo:margin-top="0.141cm" fo:margin-bottom="0cm" style:contextual-spacing="false" fo:line-height="100%" fo:text-align="justify" style:justify-single-word="false"/>
    </style:style>
    <style:style style:name="Paragraph3" style:family="paragraph" style:parent-style-name="Standard" style:default-outline-level="">
      <style:paragraph-properties fo:margin="100%" fo:margin-left="2.699cm" fo:margin-right="0cm" fo:margin-top="0.141cm" fo:margin-bottom="0cm" style:contextual-spacing="false" fo:line-height="100%" fo:text-align="justify" style:justify-single-word="false" fo:text-indent="0cm" style:auto-text-indent="false"/>
    </style:style>
    <style:style style:name="Paragraph4" style:family="paragraph" style:parent-style-name="Standard" style:default-outline-level="">
      <style:paragraph-properties fo:margin="100%" fo:margin-left="3.969cm" fo:margin-right="0cm" fo:margin-top="0.141cm" fo:margin-bottom="0cm" style:contextual-spacing="false" fo:line-height="100%" fo:text-align="justify" style:justify-single-word="false" fo:text-indent="0cm" style:auto-text-indent="false"/>
    </style:style>
    <style:style style:name="Contents_20_4" style:display-name="Contents 4" style:family="paragraph" style:parent-style-name="Standard" style:default-outline-level="" style:class="index">
      <style:paragraph-properties fo:margin="100%" fo:margin-left="1.05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class="index">
      <style:paragraph-properties fo:margin="100%" fo:margin-left="1.411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Standard" style:default-outline-level="" style:class="index">
      <style:paragraph-properties fo:margin="100%" fo:margin-left="1.764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Standard" style:default-outline-level="" style:class="index">
      <style:paragraph-properties fo:margin="100%" fo:margin-left="2.117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100%" fo:margin-left="2.469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Standard" style:default-outline-level="" style:class="index">
      <style:paragraph-properties fo:margin="100%" fo:margin-left="2.822cm" fo:margin-right="0cm" fo:text-indent="0cm" style:auto-text-indent="false">
        <style:tab-stops>
          <style:tab-stop style:position="13.007cm" style:type="right" style:leader-style="dotted" style:leader-text="."/>
        </style:tab-stops>
      </style:paragraph-properties>
    </style:style>
    <style:style style:name="Body_20_Text_20_2" style:display-name="Body Text 2" style:family="paragraph" style:parent-style-name="Standard" style:default-outline-level="">
      <style:text-properties fo:color="#0000ff" fo:font-style="italic" style:font-style-asian="italic"/>
    </style:style>
    <style:style style:name="Text_20_body_20_indent" style:display-name="Text body indent" style:family="paragraph" style:parent-style-name="Standard" style:default-outline-level="" style:class="text">
      <style:paragraph-properties fo:margin="100%"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default-outline-level="">
      <style:paragraph-properties fo:margin-top="0.212cm" fo:margin-bottom="0cm" style:contextual-spacing="false" fo:line-height="100%" fo:text-align="justify" style:justify-single-word="false" fo:orphans="2" fo:widows="2"/>
      <style:text-properties style:font-name="Book Antiqua"/>
    </style:style>
    <style:style style:name="Bullet" style:family="paragraph" style:parent-style-name="Standard" style:default-outline-level="" style:list-style-name="WWNum30">
      <style:paragraph-properties fo:margin="100%" fo:margin-left="0cm" fo:margin-right="0.635cm" fo:margin-top="0.212cm" fo:margin-bottom="0cm" style:contextual-spacing="false"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InfoBlue" style:family="paragraph" style:parent-style-name="Standard" style:default-outline-level="">
      <style:paragraph-properties fo:margin="100%" fo:margin-left="1.27cm" fo:margin-right="0cm" fo:margin-top="0cm" fo:margin-bottom="0.212cm" style:contextual-spacing="false" fo:text-indent="0cm" style:auto-text-indent="false"/>
      <style:text-properties fo:color="#0000ff" fo:font-style="italic" style:font-style-asian="italic"/>
    </style:style>
    <style:style style:name="Normal_20__28_Web_29_" style:display-name="Normal (Web)" style:family="paragraph" style:parent-style-name="Standard" style:default-outline-level="">
      <style:paragraph-properties fo:margin-top="0.049cm" fo:margin-bottom="0.049cm" style:contextual-spacing="false" fo:line-height="100%" fo:orphans="2" fo:widows="2"/>
      <style:text-properties fo:font-size="12pt" style:font-size-asian="12pt" style:font-size-complex="12pt"/>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text-properties style:text-position="super 58%" fo:font-size="10pt" style:font-size-asian="10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Balloon_20_Text_20_Char" style:display-name="Balloon Text Char" style:family="text">
      <style:text-properties style:font-name="Tahoma" fo:font-size="8pt" fo:language="en" fo:country="US" style:font-size-asian="8pt" style:language-asian="en" style:country-asian="US" style:font-name-complex="Tahoma1" style:font-size-complex="8pt"/>
    </style:style>
    <style:style style:name="Footer_20_Char" style:display-name="Footer Char" style:family="text">
      <style:text-properties fo:language="en" fo:country="US" style:language-asian="en" style:country-asian="US"/>
    </style:style>
    <style:style style:name="ListLabel_20_1" style:display-name="ListLabel 1" style:family="text">
      <style:text-properties fo:font-style="normal" style:font-style-asian="normal"/>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859cm" fo:margin-left="-0.191cm" table:align="left" style:writing-mode="lr-tb"/>
    </style:style>
    <style:style style:name="Tabla1.A" style:family="table-column">
      <style:table-column-properties style:column-width="11.252cm"/>
    </style:style>
    <style:style style:name="Tabla1.B" style:family="table-column">
      <style:table-column-properties style:column-width="5.606cm"/>
    </style:style>
    <style:style style:name="Tabla1.1" style:family="table-row">
      <style:table-row-properties fo:keep-together="auto"/>
    </style:style>
    <style:style style:name="Tabla1.A1" style:family="table-cell">
      <style:table-cell-properties fo:padding-left="0.191cm" fo:padding-right="0.191cm" fo:padding-top="0cm" fo:padding-bottom="0cm" fo:border="0.75pt solid #00000a"/>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a"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a"/>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a"/>
      <style:text-properties fo:font-size="12pt" style:font-size-asian="12pt"/>
    </style:style>
    <style:style style:name="MP5" style:family="paragraph" style:parent-style-name="Footer">
      <style:paragraph-properties fo:padding="0cm" fo:border="none"/>
    </style:style>
    <style:style style:name="MP6" style:family="paragraph" style:parent-style-name="Footer">
      <style:paragraph-properties fo:margin-left="0cm" fo:margin-right="0.635cm" fo:text-indent="0cm" style:auto-text-indent="false"/>
    </style:style>
    <style:style style:name="MP7"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8" style:family="paragraph" style:parent-style-name="Footer">
      <style:paragraph-properties fo:text-align="end" style:justify-single-word="false"/>
    </style:style>
    <style:style style:name="MT1" style:family="text"/>
    <style:style style:name="MT2" style:family="text">
      <style:text-properties fo:language="es" fo:country="ES"/>
    </style:style>
    <style:style style:name="MT3" style:family="text">
      <style:text-properties fo:font-size="12pt" fo:language="es" fo:country="ES" fo:font-weight="bold" style:font-size-asian="12pt" style:font-weight-asian="bold" style:font-size-complex="12pt"/>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54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ext:p text:style-name="MP1"/>
        <text:p text:style-name="MP2"/>
        <text:p text:style-name="MP3"><text:user-defined style:data-style-name="N0" text:name="Company">Partners</text:user-defined></text:p>
        <text:p text:style-name="MP4"/>
        <text:p text:style-name="Header"/>
      </style:header>
      <style:footer>
        <text:p text:style-name="MP5"><text:span text:style-name="page_20_number"><text:page-number text:select-page="current">1</text:page-number></text:span></text:p>
        <text:p text:style-name="MP6"/>
      </style:footer>
    </style:master-page>
    <style:master-page style:name="Converted1" style:page-layout-name="Mpm1">
      <style:header>
        <table:table table:name="Tabla1" table:style-name="Tabla1">
          <table:table-column table:style-name="Tabla1.A"/>
          <table:table-column table:style-name="Tabla1.B"/>
          <table:table-row table:style-name="Tabla1.1">
            <table:table-cell table:style-name="Tabla1.A1" office:value-type="string">
              <text:p text:style-name="Standard"><text:subject>Tringes</text:subject></text:p>
            </table:table-cell>
            <table:table-cell table:style-name="Tabla1.A1" office:value-type="string">
              <text:p text:style-name="MP7"><text:span text:style-name="MT2"><text:s text:c="2"/>Versión: <text:s text:c="10"/>&lt;1.0&gt;</text:span></text:p>
            </table:table-cell>
          </table:table-row>
          <table:table-row table:style-name="Tabla1.1">
            <table:table-cell table:style-name="Tabla1.A1" office:value-type="string">
              <text:p text:style-name="Standard"><text:span text:style-name="MT2">Documento de Objetivos del Proyecto</text:span></text:p>
            </table:table-cell>
            <table:table-cell table:style-name="Tabla1.A1" office:value-type="string">
              <text:p text:style-name="Standard"><text:span text:style-name="MT2"><text:s text:c="2"/>Fecha: <text:s/>25/02/2013</text:span></text:p>
            </table:table-cell>
          </table:table-row>
          <table:table-row table:style-name="Tabla1.1">
            <table:table-cell table:style-name="Tabla1.A1" table:number-columns-spanned="2" office:value-type="string">
              <text:p text:style-name="Standard"><text:span text:style-name="MT2">&lt;identificador del documento&gt;</text:span></text:p>
            </table:table-cell>
            <table:covered-table-cell/>
          </table:table-row>
        </table:table>
        <text:p text:style-name="Header"/>
      </style:header>
      <style:footer>
        <text:p text:style-name="MP8"><text:span text:style-name="MT2">Página </text:span><text:span text:style-name="MT3"><text:page-number text:select-page="current">8</text:page-number></text:span><text:span text:style-name="MT2"> de </text:span><text:span text:style-name="MT3"><text:page-count>8</text:page-count></text:span></text:p>
        <text:p text:style-name="Footer"/>
      </style:footer>
    </style:master-page>
    <style:master-page style:name="Converted2"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o de Objetivos del Proyecto</dc:title>
    <dc:subject>Tringes</dc:subject>
    <meta:initial-creator>Jon;David;Usman</meta:initial-creator>
    <meta:editing-cycles>9</meta:editing-cycles>
    <meta:print-date>1900-12-31T23:00:00</meta:print-date>
    <meta:creation-date>2013-02-26T16:53:00</meta:creation-date>
    <dc:date>2013-02-26T22:35:59.09</dc:date>
    <meta:editing-duration>PT1H45M29S</meta:editing-duration>
    <meta:generator>LibreOffice/3.6$Windows_x86 LibreOffice_project/5b93205-6e6b3fc-7830f6d-c08ad66-1d9bf4</meta:generator>
    <meta:document-statistic meta:table-count="1" meta:image-count="0" meta:object-count="0" meta:page-count="8" meta:paragraph-count="170" meta:word-count="1451" meta:character-count="9364" meta:non-whitespace-character-count="8055"/>
    <meta:user-defined meta:name="AppVersion">14.0000</meta:user-defined>
    <meta:user-defined meta:name="Company">Partne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lantilla" xlink:href=""/>
  </office:meta>
</office:document-meta>
</file>